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Link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LinkTransformer.startElement( String uri , String name , String raw ,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ventLinkTransformer.endElement( String uri , String name , String raw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